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57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1.224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1.169cm"/>
    </style:style>
    <style:style style:name="co7" style:family="table-column">
      <style:table-column-properties fo:break-before="auto" style:column-width="1.279cm"/>
    </style:style>
    <style:style style:name="co8" style:family="table-column">
      <style:table-column-properties fo:break-before="auto" style:column-width="1.579cm"/>
    </style:style>
    <style:style style:name="co9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1.388cm"/>
    </style:style>
    <style:style style:name="co11" style:family="table-column">
      <style:table-column-properties fo:break-before="auto" style:column-width="1.33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ce7"/>
        <table:table-column table:style-name="co9" table:default-cell-style-name="ce8"/>
        <table:table-column table:style-name="co10" table:default-cell-style-name="Default"/>
        <table:table-column table:style-name="co11" table:default-cell-style-name="Default"/>
        <table:table-column table:style-name="co12" table:number-columns-repeated="14" table:default-cell-style-name="Default"/>
        <table:table-row table:style-name="ro1">
          <table:table-cell table:number-columns-repeated="6"/>
          <table:table-cell table:style-name="Default" table:number-columns-repeated="3"/>
          <table:table-cell table:number-columns-repeated="16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/>
          <table:table-cell table:style-name="ce6"/>
          <table:table-cell table:style-name="Default"/>
          <table:table-cell table:number-columns-repeated="16"/>
        </table:table-row>
        <table:table-row table:style-name="ro2">
          <table:table-cell/>
          <table:table-cell table:style-name="ce1"/>
          <table:table-cell table:number-columns-repeated="4"/>
          <table:table-cell table:style-name="Default"/>
          <table:table-cell table:style-name="ce6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PT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style-name="Default" office:value-type="string" calcext:value-type="string">
            <text:p>GP</text:p>
          </table:table-cell>
          <table:table-cell table:style-name="ce6" office:value-type="string" calcext:value-type="string">
            <text:p>GC</text:p>
          </table:table-cell>
          <table:table-cell table:style-name="Default" office:value-type="string" calcext:value-type="string">
            <text:p>SG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 Flamengo - RJ</text:p>
          </table:table-cell>
          <table:table-cell table:style-name="ce3"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ernacional - RS</text:p>
          </table:table-cell>
          <table:table-cell table:style-name="ce3"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tlético - MG</text:p>
          </table:table-cell>
          <table:table-cell table:style-name="ce3"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ão Paulo - SP</text:p>
          </table:table-cell>
          <table:table-cell table:style-name="ce3"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uminense - RJ</text:p>
          </table:table-cell>
          <table:table-cell table:style-name="ce3"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rêmio - RS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lmeiras - SP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ntos - SP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thletico Paranaense - PR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d Bull Bragantino - SP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eará - CE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inthians - SP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tlético - GO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-5" calcext:value-type="float">
            <text:p>-5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hia - BA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-11" calcext:value-type="float">
            <text:p>-11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ort - PE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-19" calcext:value-type="float">
            <text:p>-19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ortaleza - CE</text:p>
          </table:table-cell>
          <table:table-cell table:style-name="ce4"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-10" calcext:value-type="float">
            <text:p>-10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sco da Gama - RJ</text:p>
          </table:table-cell>
          <table:table-cell table:style-name="ce3"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-19" calcext:value-type="float">
            <text:p>-19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oiás - GO</text:p>
          </table:table-cell>
          <table:table-cell table:style-name="ce3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-22" calcext:value-type="float">
            <text:p>-22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itiba - PR</text:p>
          </table:table-cell>
          <table:table-cell table:style-name="ce3"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-23" calcext:value-type="float">
            <text:p>-23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tafogo - RJ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-30" calcext:value-type="float">
            <text:p>-3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2"/>
          <table:table-cell table:style-name="ce11"/>
        </table:table-row>
        <calcext:conditional-formats>
          <calcext:conditional-format calcext:target-range-address="Planilha1.B2:Planilha1.B4">
            <calcext:color-scale>
              <calcext:color-scale-entry calcext:value="41" calcext:type="number" calcext:color="#ff0000"/>
              <calcext:color-scale-entry calcext:value="0" calcext:type="minimum" calcext:color="#ffff00"/>
              <calcext:color-scale-entry calcext:value="65" calcext:type="number" calcext:color="#00a933"/>
            </calcext:color-scale>
          </calcext:conditional-format>
          <calcext:conditional-format calcext:target-range-address="Planilha1.B2:Planilha1.B4">
            <calcext:color-scale>
              <calcext:color-scale-entry calcext:value="41" calcext:type="number" calcext:color="#ff0000"/>
              <calcext:color-scale-entry calcext:value="0" calcext:type="number" calcext:color="#ffffff"/>
              <calcext:color-scale-entry calcext:value="65" calcext:type="number" calcext:color="#00a933"/>
            </calcext:color-scale>
          </calcext:conditional-format>
          <calcext:conditional-format calcext:target-range-address="Planilha1.B4:Planilha1.B4">
            <calcext:color-scale>
              <calcext:color-scale-entry calcext:value="41" calcext:type="number" calcext:color="#ff0000"/>
              <calcext:color-scale-entry calcext:value="0" calcext:type="minimum" calcext:color="#ffff00"/>
              <calcext:color-scale-entry calcext:value="65" calcext:type="number" calcext:color="#00a933"/>
            </calcext:color-scale>
          </calcext:conditional-format>
          <calcext:conditional-format calcext:target-range-address="Planilha1.B20:Planilha1.B24 Planilha1.B5:Planilha1.B9">
            <calcext:color-scale>
              <calcext:color-scale-entry calcext:value="41" calcext:type="number" calcext:color="#ff0000"/>
              <calcext:color-scale-entry calcext:value="0" calcext:type="minimum" calcext:color="#ffff00"/>
              <calcext:color-scale-entry calcext:value="65" calcext:type="number" calcext:color="#00a933"/>
            </calcext:color-scale>
          </calcext:conditional-format>
          <calcext:conditional-format calcext:target-range-address="Planilha1.B20:Planilha1.B24 Planilha1.B5:Planilha1.B9">
            <calcext:color-scale>
              <calcext:color-scale-entry calcext:value="0" calcext:type="minimum" calcext:color="#ff0000"/>
              <calcext:color-scale-entry calcext:value="50" calcext:type="number" calcext:color="#ffffff"/>
              <calcext:color-scale-entry calcext:value="0" calcext:type="maximum" calcext:color="#00a933"/>
            </calcext:color-scale>
          </calcext:conditional-format>
          <calcext:conditional-format calcext:target-range-address="Planilha1.H2:Planilha1.H4">
            <calcext:color-scale>
              <calcext:color-scale-entry calcext:value="0" calcext:type="minimum" calcext:color="#ffff00"/>
              <calcext:color-scale-entry calcext:value="0" calcext:type="maximum" calcext:color="#00a933"/>
            </calcext:color-scale>
          </calcext:conditional-format>
          <calcext:conditional-format calcext:target-range-address="Planilha1.H5:Planilha1.H24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Planilha1.I5:Planilha1.I2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Planilha1.G5:Planilha1.G24">
            <calcext:color-scale>
              <calcext:color-scale-entry calcext:value="0" calcext:type="minimum" calcext:color="#ffff00"/>
              <calcext:color-scale-entry calcext:value="0" calcext:type="maximum" calcext:color="#77bc65"/>
            </calcext:color-scale>
          </calcext:conditional-format>
          <calcext:conditional-format calcext:target-range-address="Planilha1.B20:Planilha1.B20 Planilha1.B24:Planilha1.B24">
            <calcext:color-scale>
              <calcext:color-scale-entry calcext:value="41" calcext:type="number" calcext:color="#ff0000"/>
              <calcext:color-scale-entry calcext:value="41" calcext:type="number" calcext:color="#ff0000"/>
              <calcext:color-scale-entry calcext:value="41" calcext:type="number" calcext:color="#ff4000"/>
            </calcext:color-scale>
          </calcext:conditional-format>
        </calcext:conditional-formats>
      </table:table>
      <table:table table:name="Planilha2" table:style-name="ta1">
        <table:table-column table:style-name="co1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Planilha1.B1:Planilha1.C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 style:data-style-name="N2" text:time-value="17:58:06.55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4T09:26:52.050000000</meta:creation-date>
    <dc:date>2021-03-08T18:21:40.890000000</dc:date>
    <meta:editing-duration>PT55M27S</meta:editing-duration>
    <meta:editing-cycles>22</meta:editing-cycles>
    <meta:generator>LibreOffice/7.0.4.2$Windows_X86_64 LibreOffice_project/dcf040e67528d9187c66b2379df5ea4407429775</meta:generator>
    <meta:document-statistic meta:table-count="2" meta:cell-count="251" meta:object-count="0"/>
  </office:meta>
</office:document-meta>
</file>